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text-properties style:font-name="Courier new" fo:font-style="italic" style:font-style-asian="italic" style:font-style-complex="italic"/>
    </style:style>
    <style:style style:name="P4" style:family="paragraph" style:parent-style-name="Preformatted_20_Text">
      <style:text-properties style:font-name="Courier new"/>
    </style:style>
    <style:style style:name="P5" style:family="paragraph" style:parent-style-name="Preformatted_20_Text">
      <style:text-properties style:font-name="Courier new"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 de l’arme</text:p>
      <text:p text:style-name="P1"/>
      <text:p text:style-name="P1"/>
      <text:p text:style-name="P1"><text:span text:style-name="T3">Classe :</text:span> <text:span text:style-name="T1">arme de poing / fusil à pompe / arme lourde / autres</text:span></text:p>
      <text:p text:style-name="P1"/>
      <text:p text:style-name="P1"><text:span text:style-name="T3">Type de munitions :</text:span> <text:span text:style-name="T1">balle / plasma / laser / autres</text:span></text:p>
      <text:p text:style-name="P1"/>
      <text:p text:style-name="P1"><text:span text:style-name="T3">Calibre :</text:span> <text:span text:style-name="T1">12 mm / autres</text:span></text:p>
      <text:p text:style-name="P1"><text:span text:style-name="T1"/></text:p>
      <text:p text:style-name="P1"><text:span text:style-name="T3">Portée :</text:span> <text:span text:style-name="T1">XX,</text:span><text:span text:style-name="T1">xx</text:span><text:span text:style-name="T1"> mètres</text:span></text:p>
      <text:p text:style-name="P5"/>
      <text:p text:style-name="P1"><text:span text:style-name="T4">P</text:span><text:span text:style-name="T4">oids</text:span><text:span text:style-name="T4"> :</text:span><text:span text:style-name="T1"> XX,</text:span><text:span text:style-name="T1">xx</text:span><text:span text:style-name="T1"> </text:span><text:span text:style-name="T1">kilogrammes</text:span></text:p>
      <text:p text:style-name="P1"/>
      <text:p text:style-name="P1"><text:span text:style-name="T3">Taille de chargeur :</text:span> <text:span text:style-name="T1">XXXX unités</text:span></text:p>
      <text:p text:style-name="P1"/>
      <text:p text:style-name="P1"><text:span text:style-name="T3">Cadence de tir par seconde :</text:span> <text:span text:style-name="T1">X par secondes</text:span></text:p>
      <text:p text:style-name="P1"/>
      <text:p text:style-name="P1"><text:span text:style-name="T3">Description :</text:span> </text:p>
      <text:p text:style-name="P1"/>
      <text:p text:style-name="P1"><text:tab/><text:span text:style-name="T2">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3"/>
      <text:p text:style-name="P1"><text:span text:style-name="T3">Utilisations :</text:span> </text:p>
      <text:p text:style-name="P1"/>
      <text:p text:style-name="P3"><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6:03:36.91</dc:date>
    <meta:editing-duration>PT2M38S</meta:editing-duration>
    <meta:editing-cycles>10</meta:editing-cycles>
    <meta:generator>OpenOffice/4.1.5$Win32 OpenOffice.org_project/415m1$Build-9789</meta:generator>
    <dc:creator>Thibault Martin-Teyssier</dc:creator>
    <meta:document-statistic meta:table-count="0" meta:image-count="0" meta:object-count="0" meta:page-count="1" meta:paragraph-count="12" meta:word-count="217" meta:character-count="1489"/>
  </office:meta>
</office:document-meta>
</file>